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 svg:font-family="quo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indent="0in" style:auto-text-indent="false"/>
      <style:text-properties fo:color="#282f2f" style:font-name="quot"/>
    </style:style>
    <style:style style:name="P2" style:family="paragraph" style:parent-style-name="Heading_20_2">
      <style:text-properties fo:color="#282f2f" style:font-name="quot" fo:font-size="12pt" fo:background-color="transparent" style:font-size-asian="12pt" style:font-size-complex="12pt"/>
    </style:style>
    <style:style style:name="P3" style:family="paragraph" style:parent-style-name="Text_20_body" style:list-style-name="L1"/>
    <style:style style:name="P4" style:family="paragraph" style:parent-style-name="Text_20_body" style:list-style-name="L1">
      <style:text-properties officeooo:paragraph-rsid="001d3dbc"/>
    </style:style>
    <style:style style:name="P5" style:family="paragraph" style:parent-style-name="Text_20_body" style:list-style-name="L1">
      <style:text-properties officeooo:rsid="001d3dbc" officeooo:paragraph-rsid="001d3dbc"/>
    </style:style>
    <style:style style:name="P6" style:family="paragraph" style:parent-style-name="Text_20_body" style:list-style-name="L1">
      <style:paragraph-properties fo:margin-left="0in" fo:margin-right="0in" fo:margin-top="0in" fo:margin-bottom="0in" loext:contextual-spacing="false" fo:text-indent="0in" style:auto-text-indent="false"/>
    </style:style>
    <style:style style:name="P7" style:family="paragraph" style:parent-style-name="Text_20_body" style:list-style-name="L1">
      <style:paragraph-properties fo:margin-top="0in" fo:margin-bottom="0in" loext:contextual-spacing="false"/>
    </style:style>
    <style:style style:name="T1" style:family="text">
      <style:text-properties fo:color="#282f2f" style:font-name="quot"/>
    </style:style>
    <style:style style:name="T2" style:family="text">
      <style:text-properties fo:color="#282f2f" style:font-name="quot" officeooo:rsid="001d3dbc"/>
    </style:style>
    <style:style style:name="T3" style:family="text">
      <style:text-properties fo:color="#2cc1c0" style:font-name="quot" fo:background-color="transparent" loext:char-shading-value="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How to Make Classic Cheesecake</text:h>
      <text:p text:style-name="P1">You only need a few basic staple ingredients for this cheesecake recipe.</text:p>
      <text:list xml:id="list615113245" text:style-name="L1">
        <text:list-item>
          <text:p text:style-name="P6"><text:span text:style-name="Strong_20_Emphasis"><text:span text:style-name="T1">Block cream cheese: </text:span></text:span><text:span text:style-name="T2">Two </text:span><text:span text:style-name="T1">8-ounce blocks of full-fat cream cheese are the base of this cheesecake. </text:span></text:p>
        </text:list-item>
        <text:list-item>
          <text:p text:style-name="P7"><text:span text:style-name="Strong_20_Emphasis"><text:span text:style-name="T1">Sugar:</text:span></text:span><text:span text:style-name="T1"> 1/</text:span><text:span text:style-name="T2">2</text:span><text:span text:style-name="T1"> cup. </text:span></text:p>
        </text:list-item>
        <text:list-item>
          <text:p text:style-name="P7"><text:span text:style-name="Strong_20_Emphasis"><text:span text:style-name="T1">Sour cream </text:span></text:span><text:span text:style-name="Strong_20_Emphasis"><text:span text:style-name="T2">(optional)</text:span></text:span><text:span text:style-name="Strong_20_Emphasis"><text:span text:style-name="T1">:</text:span></text:span><text:span text:style-name="T1"> 1 cup. I recently tested a cheesecake recipe with 1 cup of heavy cream instead, but ended up sticking with my original (which can be found </text:span><text:a xlink:type="simple" xlink:href="https://sallysbakingaddiction.com/blueberry-swirl-cheesecake/" text:style-name="Internet_20_link" text:visited-style-name="Visited_20_Internet_20_Link"><text:span text:style-name="T3">here with blueberry swirls</text:span></text:a><text:span text:style-name="T1">!). I was curious about the heavy cream addition and figured it would yield a softer cheesecake bite. The cheesecake was soft, but lacked the stability and richness I wanted. It was almost too creamy. Sour cream is most definitely the right choice. </text:span></text:p>
        </text:list-item>
        <text:list-item>
          <text:p text:style-name="P7"><text:span text:style-name="Strong_20_Emphasis"><text:span text:style-name="T1">A little flavor:</text:span></text:span><text:span text:style-name="T1"> 1 teaspoon of pure vanilla extract and 2 of lemon juice. The lemon juice brightens up the cheesecake’s overall flavor and vanilla is always a good idea. </text:span></text:p>
        </text:list-item>
        <text:list-item>
          <text:p text:style-name="P3"><text:span text:style-name="Strong_20_Emphasis"><text:span text:style-name="T1">Eggs:</text:span></text:span><text:span text:style-name="T1"> </text:span><text:span text:style-name="T2">2</text:span><text:span text:style-name="T1"> eggs. <text:s/>You’ll beat the eggs in last, one at a time, until they are *just* incorporated. Do not overmix the batter once the eggs are added. This will whip air into the cheesecake batter, resulting in cheesecake cracking and deflating. </text:span></text:p>
        </text:list-item>
        <text:list-item>
          <text:p text:style-name="P4"><text:span text:style-name="Strong_20_Emphasis"><text:span text:style-name="T2">Graham cracker pie crust</text:span></text:span><text:span text:style-name="Strong_20_Emphasis"><text:span text:style-name="T1">:</text:span></text:span><text:span text:style-name="T1"> </text:span><text:span text:style-name="T2">One 9” crust</text:span></text:p>
        </text:list-item>
        <text:list-item>
          <text:p text:style-name="P5"><text:span text:style-name="Strong_20_Emphasis"><text:span text:style-name="T1">Flour</text:span></text:span><text:span text:style-name="T1">: ¼ cups added at the end.</text:span></text:p>
        </text:list-item>
      </text:list>
      <text:p text:style-name="P1">And as always, make sure all of the cheesecake batter ingredients are at room temperature so the batter remains smooth, even, and combines quickly. Beating cold ingredients together will result in a chunky over-beaten cheesecake batter, hardly the way we want to star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 svg:font-family="quo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3T13:32:22.652000000</meta:creation-date>
    <dc:date>2020-05-14T09:24:37.300000000</dc:date>
    <meta:editing-duration>PT9M13S</meta:editing-duration>
    <meta:editing-cycles>3</meta:editing-cycles>
    <meta:generator>LibreOffice/6.0.6.2$Windows_X86_64 LibreOffice_project/0c292870b25a325b5ed35f6b45599d2ea4458e77</meta:generator>
    <meta:document-statistic meta:table-count="0" meta:image-count="0" meta:object-count="0" meta:page-count="1" meta:paragraph-count="10" meta:word-count="247" meta:character-count="1416" meta:non-whitespace-character-count="1180"/>
  </office:meta>
</office:document-meta>
</file>